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be9e" officeooo:paragraph-rsid="0017be9e"/>
    </style:style>
    <style:style style:name="P2" style:family="paragraph" style:parent-style-name="Standard">
      <style:text-properties style:text-underline-style="solid" style:text-underline-width="auto" style:text-underline-color="font-color" officeooo:rsid="0017be9e" officeooo:paragraph-rsid="0017be9e"/>
    </style:style>
    <style:style style:name="P3" style:family="paragraph" style:parent-style-name="Standard">
      <style:text-properties style:text-underline-style="solid" style:text-underline-width="auto" style:text-underline-color="font-color" officeooo:rsid="00195997" officeooo:paragraph-rsid="00195997"/>
    </style:style>
    <style:style style:name="P4" style:family="paragraph" style:parent-style-name="Standard">
      <style:text-properties style:text-underline-style="solid" style:text-underline-width="auto" style:text-underline-color="font-color" officeooo:rsid="001bd736" officeooo:paragraph-rsid="001bd736"/>
    </style:style>
    <style:style style:name="P5" style:family="paragraph" style:parent-style-name="Standard">
      <style:text-properties style:text-underline-style="solid" style:text-underline-width="auto" style:text-underline-color="font-color" officeooo:rsid="001d17ef" officeooo:paragraph-rsid="001d17ef"/>
    </style:style>
    <style:style style:name="P6" style:family="paragraph" style:parent-style-name="Standard">
      <style:text-properties style:text-underline-style="solid" style:text-underline-width="auto" style:text-underline-color="font-color" officeooo:rsid="001ede2c" officeooo:paragraph-rsid="001ede2c"/>
    </style:style>
    <style:style style:name="P7" style:family="paragraph" style:parent-style-name="Standard">
      <style:text-properties style:text-underline-style="solid" style:text-underline-width="auto" style:text-underline-color="font-color" officeooo:rsid="001fcff0" officeooo:paragraph-rsid="001fcff0"/>
    </style:style>
    <style:style style:name="P8" style:family="paragraph" style:parent-style-name="Standard">
      <style:text-properties style:text-underline-style="solid" style:text-underline-width="auto" style:text-underline-color="font-color" officeooo:rsid="00228549" officeooo:paragraph-rsid="00228549"/>
    </style:style>
    <style:style style:name="P9" style:family="paragraph" style:parent-style-name="Standard">
      <style:text-properties style:text-underline-style="solid" style:text-underline-width="auto" style:text-underline-color="font-color" officeooo:rsid="002523b9" officeooo:paragraph-rsid="002523b9"/>
    </style:style>
    <style:style style:name="P10" style:family="paragraph" style:parent-style-name="Standard">
      <style:text-properties style:text-underline-style="solid" style:text-underline-width="auto" style:text-underline-color="font-color" officeooo:rsid="00266e73" officeooo:paragraph-rsid="00266e73"/>
    </style:style>
    <style:style style:name="P11" style:family="paragraph" style:parent-style-name="Standard">
      <style:text-properties style:text-underline-style="solid" style:text-underline-width="auto" style:text-underline-color="font-color" officeooo:rsid="0027e0d9" officeooo:paragraph-rsid="0027e0d9"/>
    </style:style>
    <style:style style:name="P12" style:family="paragraph" style:parent-style-name="Standard">
      <style:text-properties style:text-underline-style="solid" style:text-underline-width="auto" style:text-underline-color="font-color" officeooo:rsid="00284c27" officeooo:paragraph-rsid="00284c27"/>
    </style:style>
    <style:style style:name="P13" style:family="paragraph" style:parent-style-name="Standard">
      <style:text-properties style:text-underline-style="solid" style:text-underline-width="auto" style:text-underline-color="font-color" officeooo:rsid="00294b02" officeooo:paragraph-rsid="00294b02"/>
    </style:style>
    <style:style style:name="P14" style:family="paragraph" style:parent-style-name="Standard">
      <style:text-properties style:text-underline-style="solid" style:text-underline-width="auto" style:text-underline-color="font-color" officeooo:rsid="002c17ac" officeooo:paragraph-rsid="002c17ac"/>
    </style:style>
    <style:style style:name="P15" style:family="paragraph" style:parent-style-name="Standard">
      <style:text-properties style:text-underline-style="solid" style:text-underline-width="auto" style:text-underline-color="font-color" officeooo:rsid="002e61b4" officeooo:paragraph-rsid="002e61b4"/>
    </style:style>
    <style:style style:name="P16" style:family="paragraph" style:parent-style-name="Standard">
      <style:text-properties style:text-underline-style="solid" style:text-underline-width="auto" style:text-underline-color="font-color" officeooo:rsid="00317ffe" officeooo:paragraph-rsid="00317ffe"/>
    </style:style>
    <style:style style:name="P17" style:family="paragraph" style:parent-style-name="Standard">
      <style:text-properties style:text-underline-style="solid" style:text-underline-width="auto" style:text-underline-color="font-color" officeooo:rsid="0031cb08" officeooo:paragraph-rsid="0031cb08"/>
    </style:style>
    <style:style style:name="P18" style:family="paragraph" style:parent-style-name="Standard">
      <style:text-properties style:text-underline-style="solid" style:text-underline-width="auto" style:text-underline-color="font-color" officeooo:rsid="0032e458" officeooo:paragraph-rsid="0032e458"/>
    </style:style>
    <style:style style:name="P19" style:family="paragraph" style:parent-style-name="Standard">
      <style:text-properties style:text-underline-style="solid" style:text-underline-width="auto" style:text-underline-color="font-color" officeooo:rsid="00342beb" officeooo:paragraph-rsid="00342beb"/>
    </style:style>
    <style:style style:name="P20" style:family="paragraph" style:parent-style-name="Standard">
      <style:text-properties style:text-underline-style="solid" style:text-underline-width="auto" style:text-underline-color="font-color" officeooo:rsid="0035cc5a" officeooo:paragraph-rsid="0035cc5a"/>
    </style:style>
    <style:style style:name="P21" style:family="paragraph" style:parent-style-name="Standard">
      <style:text-properties officeooo:rsid="0018bf5e" officeooo:paragraph-rsid="0018bf5e"/>
    </style:style>
    <style:style style:name="P22" style:family="paragraph" style:parent-style-name="Standard">
      <style:text-properties officeooo:rsid="00195997" officeooo:paragraph-rsid="00195997"/>
    </style:style>
    <style:style style:name="P23" style:family="paragraph" style:parent-style-name="Standard">
      <style:text-properties officeooo:rsid="001aea38" officeooo:paragraph-rsid="001aea38"/>
    </style:style>
    <style:style style:name="P24" style:family="paragraph" style:parent-style-name="Standard">
      <style:text-properties officeooo:rsid="001bd736" officeooo:paragraph-rsid="001bd736"/>
    </style:style>
    <style:style style:name="P25" style:family="paragraph" style:parent-style-name="Standard">
      <style:text-properties officeooo:rsid="001bd736" officeooo:paragraph-rsid="001d17ef"/>
    </style:style>
    <style:style style:name="P26" style:family="paragraph" style:parent-style-name="Standard">
      <style:text-properties officeooo:rsid="001d17ef" officeooo:paragraph-rsid="001d17ef"/>
    </style:style>
    <style:style style:name="P27" style:family="paragraph" style:parent-style-name="Standard">
      <style:text-properties officeooo:rsid="001ede2c" officeooo:paragraph-rsid="001ede2c"/>
    </style:style>
    <style:style style:name="P28" style:family="paragraph" style:parent-style-name="Standard">
      <style:text-properties officeooo:rsid="001fcff0" officeooo:paragraph-rsid="001fcff0"/>
    </style:style>
    <style:style style:name="P29" style:family="paragraph" style:parent-style-name="Standard">
      <style:text-properties style:text-underline-style="none" officeooo:rsid="001fcff0" officeooo:paragraph-rsid="001fcff0"/>
    </style:style>
    <style:style style:name="P30" style:family="paragraph" style:parent-style-name="Standard">
      <style:text-properties style:text-underline-style="none" officeooo:rsid="0020bfcc" officeooo:paragraph-rsid="0020bfcc"/>
    </style:style>
    <style:style style:name="P31" style:family="paragraph" style:parent-style-name="Standard">
      <style:text-properties style:text-underline-style="none" officeooo:rsid="00284c27" officeooo:paragraph-rsid="00284c27"/>
    </style:style>
    <style:style style:name="P32" style:family="paragraph" style:parent-style-name="Standard">
      <style:text-properties style:text-underline-style="none" officeooo:rsid="00294b02" officeooo:paragraph-rsid="00294b02"/>
    </style:style>
    <style:style style:name="P33" style:family="paragraph" style:parent-style-name="Standard">
      <style:text-properties style:text-underline-style="none" officeooo:rsid="002b1f97" officeooo:paragraph-rsid="002b1f97"/>
    </style:style>
    <style:style style:name="P34" style:family="paragraph" style:parent-style-name="Standard">
      <style:text-properties style:text-underline-style="none" officeooo:rsid="002c17ac" officeooo:paragraph-rsid="002c17ac"/>
    </style:style>
    <style:style style:name="P35" style:family="paragraph" style:parent-style-name="Standard">
      <style:text-properties style:text-underline-style="none" officeooo:rsid="002d26f7" officeooo:paragraph-rsid="002d26f7"/>
    </style:style>
    <style:style style:name="P36" style:family="paragraph" style:parent-style-name="Standard">
      <style:text-properties style:text-underline-style="none" officeooo:rsid="002e61b4" officeooo:paragraph-rsid="002e61b4"/>
    </style:style>
    <style:style style:name="P37" style:family="paragraph" style:parent-style-name="Standard">
      <style:text-properties style:text-underline-style="none" officeooo:rsid="002fcce5" officeooo:paragraph-rsid="002fcce5"/>
    </style:style>
    <style:style style:name="P38" style:family="paragraph" style:parent-style-name="Standard">
      <style:text-properties style:text-underline-style="none" officeooo:rsid="003000a3" officeooo:paragraph-rsid="003000a3"/>
    </style:style>
    <style:style style:name="P39" style:family="paragraph" style:parent-style-name="Standard">
      <style:text-properties style:text-underline-style="none" officeooo:rsid="00317ffe" officeooo:paragraph-rsid="00317ffe"/>
    </style:style>
    <style:style style:name="P40" style:family="paragraph" style:parent-style-name="Standard">
      <style:text-properties style:text-underline-style="none" officeooo:rsid="0031cb08" officeooo:paragraph-rsid="0031cb08"/>
    </style:style>
    <style:style style:name="P41" style:family="paragraph" style:parent-style-name="Standard">
      <style:text-properties style:text-underline-style="none" officeooo:rsid="0032e458" officeooo:paragraph-rsid="0032e458"/>
    </style:style>
    <style:style style:name="P42" style:family="paragraph" style:parent-style-name="Standard">
      <style:text-properties style:text-underline-style="none" officeooo:rsid="00342beb" officeooo:paragraph-rsid="00342beb"/>
    </style:style>
    <style:style style:name="P43" style:family="paragraph" style:parent-style-name="Standard">
      <style:text-properties style:text-underline-style="none" officeooo:rsid="00351d5f" officeooo:paragraph-rsid="00351d5f"/>
    </style:style>
    <style:style style:name="P44" style:family="paragraph" style:parent-style-name="Standard">
      <style:text-properties style:text-underline-style="none" officeooo:rsid="00351d5f" officeooo:paragraph-rsid="0035cc5a"/>
    </style:style>
    <style:style style:name="P45" style:family="paragraph" style:parent-style-name="Standard">
      <style:text-properties style:text-underline-style="none" officeooo:rsid="0035cc5a" officeooo:paragraph-rsid="0035cc5a"/>
    </style:style>
    <style:style style:name="P46" style:family="paragraph" style:parent-style-name="Standard">
      <style:text-properties style:text-underline-style="none" officeooo:rsid="00373739" officeooo:paragraph-rsid="00373739"/>
    </style:style>
    <style:style style:name="P47" style:family="paragraph" style:parent-style-name="Standard">
      <style:text-properties officeooo:rsid="00228549" officeooo:paragraph-rsid="00228549"/>
    </style:style>
    <style:style style:name="P48" style:family="paragraph" style:parent-style-name="Standard">
      <style:text-properties officeooo:rsid="0024096d" officeooo:paragraph-rsid="0024096d"/>
    </style:style>
    <style:style style:name="P49" style:family="paragraph" style:parent-style-name="Standard">
      <style:text-properties officeooo:rsid="002523b9" officeooo:paragraph-rsid="002523b9"/>
    </style:style>
    <style:style style:name="P50" style:family="paragraph" style:parent-style-name="Standard">
      <style:text-properties officeooo:rsid="00266e73" officeooo:paragraph-rsid="00266e73"/>
    </style:style>
    <style:style style:name="P51" style:family="paragraph" style:parent-style-name="Standard">
      <style:text-properties officeooo:rsid="0027e0d9" officeooo:paragraph-rsid="00266e73"/>
    </style:style>
    <style:style style:name="P52" style:family="paragraph" style:parent-style-name="Standard">
      <style:text-properties officeooo:rsid="0027e0d9" officeooo:paragraph-rsid="0027e0d9"/>
    </style:style>
    <style:style style:name="P53" style:family="paragraph" style:parent-style-name="Standard">
      <style:text-properties officeooo:rsid="0027e0d9" officeooo:paragraph-rsid="0027e0d9"/>
    </style:style>
    <style:style style:name="T1" style:family="text">
      <style:text-properties officeooo:rsid="0018bf5e"/>
    </style:style>
    <style:style style:name="T2" style:family="text">
      <style:text-properties officeooo:rsid="001d17ef"/>
    </style:style>
    <style:style style:name="T3" style:family="text">
      <style:text-properties officeooo:rsid="001ede2c"/>
    </style:style>
    <style:style style:name="T4" style:family="text">
      <style:text-properties officeooo:rsid="0020bfcc"/>
    </style:style>
    <style:style style:name="T5" style:family="text">
      <style:text-properties officeooo:rsid="002523b9"/>
    </style:style>
    <style:style style:name="T6" style:family="text">
      <style:text-properties officeooo:rsid="002d26f7"/>
    </style:style>
    <style:style style:name="T7" style:family="text">
      <style:text-properties officeooo:rsid="002e61b4"/>
    </style:style>
    <style:style style:name="T8" style:family="text">
      <style:text-properties officeooo:rsid="003000a3"/>
    </style:style>
    <style:style style:name="T9" style:family="text">
      <style:text-properties officeooo:rsid="00317ffe"/>
    </style:style>
    <style:style style:name="T10" style:family="text">
      <style:text-properties officeooo:rsid="0032e458"/>
    </style:style>
    <style:style style:name="T11" style:family="text">
      <style:text-properties officeooo:rsid="00351d5f"/>
    </style:style>
    <style:style style:name="T12" style:family="text">
      <style:text-properties officeooo:rsid="003ad6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I-Creating new site</text:p>
      <text:p text:style-name="P1"/>
      <text:p text:style-name="P1">hugo new site &lt;sitename&gt;</text:p>
      <text:p text:style-name="P1"/>
      <text:p text:style-name="P1">create a folder &lt;sitename&gt;:</text:p>
      <text:p text:style-name="P1">-archetypes : not used too much until advance, contains metadata</text:p>
      <text:p text:style-name="P1">-content : contains posts, webpages</text:p>
      <text:p text:style-name="P1">-data : contains data (json,etc...), kind of database</text:p>
      <text:p text:style-name="P1">-layouts : header, footer to add to pages</text:p>
      <text:p text:style-name="P1">-static : important folder, contains all the static elements (image, css, javascript,etc…)</text:p>
      <text:p text:style-name="P1">-themes : contains downloaded templates</text:p>
      <text:p text:style-name="P1">config.toml : setting file</text:p>
      <text:p text:style-name="P1"/>
      <text:p text:style-name="P2">II-Themes :</text:p>
      <text:p text:style-name="P2"/>
      <text:p text:style-name="P1">templates or layouts that build the website for you</text:p>
      <text:p text:style-name="P1">go to themes.gohugo.io <text:span text:style-name="T1">and download the theme on a github repo</text:span></text:p>
      <text:p text:style-name="P21">put it in the themes folder</text:p>
      <text:p text:style-name="P21"/>
      <text:p text:style-name="P22">add theme= « &lt;themename&gt; » in the config.toml</text:p>
      <text:p text:style-name="P1"><text:s text:c="2"/></text:p>
      <text:p text:style-name="P3">III-Organizing content</text:p>
      <text:p text:style-name="P22"/>
      <text:p text:style-name="P22">content : stores all the blog posts or webpages</text:p>
      <text:p text:style-name="P22"/>
      <text:p text:style-name="P22">#create a markdown file</text:p>
      <text:p text:style-name="P22">hugo new &lt;filename.md&gt;</text:p>
      <text:p text:style-name="P22"/>
      <text:p text:style-name="P22">the file contains a front matter (metadata). By default title, date and draft.</text:p>
      <text:p text:style-name="P22"/>
      <text:p text:style-name="P22">#create a markdown file in a new dir</text:p>
      <text:p text:style-name="P22">hugo new dir1/&lt;filename2.md&gt;</text:p>
      <text:p text:style-name="P22"/>
      <text:p text:style-name="P23">2 types of contents :</text:p>
      <text:p text:style-name="P23">-single pages : a page that displays informations</text:p>
      <text:p text:style-name="P23">-list pages : contains a list of all the pages, directory of all the pages on homepage</text:p>
      <text:p text:style-name="P23"/>
      <text:p text:style-name="P23">A list page is automatically created for every dir (only the upper level dir) in content</text:p>
      <text:p text:style-name="P23"/>
      <text:p text:style-name="P24">For lower level dir we have to create an _index.md file</text:p>
      <text:p text:style-name="P24"/>
      <text:p text:style-name="P24">hugo new &lt;upper_dir/lower_dir/_index.md&gt;</text:p>
      <text:p text:style-name="P24"/>
      <text:p text:style-name="P24">We can change the title of the newly created index and put content that displays on top of the list</text:p>
      <text:p text:style-name="P24">We can also create an _index.md file in upper level dir if we want to put contents</text:p>
      <text:p text:style-name="P24"/>
      <text:p text:style-name="P4"/>
      <text:p text:style-name="P4"/>
      <text:p text:style-name="P4"/>
      <text:p text:style-name="P4"/>
      <text:p text:style-name="P4"><text:soft-page-break/>IV- Front Matter</text:p>
      <text:p text:style-name="P24"/>
      <text:p text:style-name="P24">meta data</text:p>
      <text:p text:style-name="P24"/>
      <text:p text:style-name="P26">YAML</text:p>
      <text:p text:style-name="P24">- - -</text:p>
      <text:p text:style-name="P24">title : «<text:span text:style-name="T2">&lt;title&gt;»</text:span></text:p>
      <text:p text:style-name="P24">date : « <text:span text:style-name="T2">&lt;date&gt;»</text:span></text:p>
      <text:p text:style-name="P24">draft : <text:span text:style-name="T2">true</text:span></text:p>
      <text:p text:style-name="P24">- - -</text:p>
      <text:p text:style-name="P24"/>
      <text:p text:style-name="P26">TOML</text:p>
      <text:p text:style-name="P26"/>
      <text:p text:style-name="P26">‘+++’ without ‘ </text:p>
      <text:p text:style-name="P25">title <text:span text:style-name="T2">=</text:span> «<text:span text:style-name="T2">&lt;title&gt;»</text:span></text:p>
      <text:p text:style-name="P25">date <text:span text:style-name="T2">=</text:span> « <text:span text:style-name="T2">&lt;date&gt;»</text:span></text:p>
      <text:p text:style-name="P25">draft <text:span text:style-name="T2">=</text:span> <text:span text:style-name="T2">true</text:span></text:p>
      <text:p text:style-name="P25">‘<text:span text:style-name="T2">+++’</text:span></text:p>
      <text:p text:style-name="P26"/>
      <text:p text:style-name="P26">can be written in 3 different langage :: YAML, TOML, JSON</text:p>
      <text:p text:style-name="P26"/>
      <text:p text:style-name="P26">We can add :</text:p>
      <text:p text:style-name="P26"/>
      <text:p text:style-name="P26">author : « Chris »</text:p>
      <text:p text:style-name="P26">language : « French »</text:p>
      <text:p text:style-name="P26"/>
      <text:p text:style-name="P5">V-Archetypes</text:p>
      <text:p text:style-name="P26"/>
      <text:p text:style-name="P26">archetypes/default.md is the template of the front matter that is added automatically <text:span text:style-name="T3">on the top of a newly </text:span>create<text:span text:style-name="T3">d</text:span> content</text:p>
      <text:p text:style-name="P26"/>
      <text:p text:style-name="P27">author : « &lt;authorname&gt; »</text:p>
      <text:p text:style-name="P27"/>
      <text:p text:style-name="P27">we can create an archetype for a specific content directory by naming the fle the same as the dir name.</text:p>
      <text:p text:style-name="P27"/>
      <text:p text:style-name="P27">Example : we create a dir1.md file in the archetypes folder with different front matter content from the default.md. All the post created from the dir1 dir in content will have the front matter specified in dir1.md</text:p>
      <text:p text:style-name="P6"/>
      <text:p text:style-name="P7">VI-Shortcodes</text:p>
      <text:p text:style-name="P7"/>
      <text:p text:style-name="P29">{{&lt;shortcode-name param1&gt;}}</text:p>
      <text:p text:style-name="P29"/>
      <text:p text:style-name="P29">Example : put a youtube video</text:p>
      <text:p text:style-name="P29"/>
      <text:p text:style-name="P29">{{<text:span text:style-name="T4">&lt; youtube video-id &gt;}}</text:span></text:p>
      <text:p text:style-name="P29"/>
      <text:p text:style-name="P30">go to hugo shortcodes page to get all the shortcode</text:p>
      <text:p text:style-name="P30"/>
      <text:p text:style-name="P29"/>
      <text:p text:style-name="P28"/>
      <text:p text:style-name="P8"><text:soft-page-break/>VII-Taxonomies</text:p>
      <text:p text:style-name="P47"/>
      <text:p text:style-name="P47">how we group content together : TAGS and CATEGORIES</text:p>
      <text:p text:style-name="P47"/>
      <text:p text:style-name="P47">#in the front matter </text:p>
      <text:p text:style-name="P47">tags : [« tag1 »,  « tag2 », « tag3 »]</text:p>
      <text:p text:style-name="P47">categories : [« cat1 »]</text:p>
      <text:p text:style-name="P47"/>
      <text:p text:style-name="P48">if the tag are clickable. Hugo displays all the page with the same tags as a list</text:p>
      <text:p text:style-name="P48"/>
      <text:p text:style-name="P48">we can add custom taxonomies but it won’t display automatically a listas with default taxonomies</text:p>
      <text:p text:style-name="P48"/>
      <text:p text:style-name="P48">Example !</text:p>
      <text:p text:style-name="P48"/>
      <text:p text:style-name="P48">Moods:[« Happy »,  « Upbeat »]</text:p>
      <text:p text:style-name="P48"/>
      <text:p text:style-name="P48">To solve this</text:p>
      <text:p text:style-name="P48"/>
      <text:p text:style-name="P48">we have to <text:span text:style-name="T5">change the config.toml file</text:span></text:p>
      <text:p text:style-name="P48"/>
      <text:p text:style-name="P49">[taxonomies]</text:p>
      <text:p text:style-name="P49"><text:tab/>tag=  « tags »</text:p>
      <text:p text:style-name="P49"><text:tab/>category= « categories »</text:p>
      <text:p text:style-name="P49"><text:tab/>mood= « moods »</text:p>
      <text:p text:style-name="P49"/>
      <text:p text:style-name="P9">VIII-Template basics</text:p>
      <text:p text:style-name="P49"/>
      <text:p text:style-name="P50">list and single templates are in</text:p>
      <text:p text:style-name="P50"/>
      <text:p text:style-name="P50">themename/layouts/default</text:p>
      <text:p text:style-name="P50"/>
      <text:p text:style-name="P50">{{.Content}} take everything in Content and insert it to the template</text:p>
      <text:p text:style-name="P50"/>
      <text:p text:style-name="P10">IX- List Page Templates</text:p>
      <text:p text:style-name="P51"/>
      <text:p text:style-name="P52">{{ .Content}} written in the body of the list.html displays the content of the _index.<text:span text:style-name="T12">md</text:span></text:p>
      <text:p text:style-name="P52"/>
      <text:p text:style-name="P52">_<text:span text:style-name="T12">index.md replace the list template</text:span></text:p>
      <text:p text:style-name="P52"/>
      <text:p text:style-name="P52">#Loop <text:s/>over all the pages and displays the title</text:p>
      <text:p text:style-name="P52">{{ range .Pages }}</text:p>
      <text:p text:style-name="P52">{{.Title}} &lt;br&gt;</text:p>
      <text:p text:style-name="P52">{{end}}</text:p>
      <text:p text:style-name="P52"/>
      <text:p text:style-name="P52">Instead of {{.Title}}, {{.URL}} displays the URL of the page</text:p>
      <text:p text:style-name="P52"/>
      <text:p text:style-name="P52">Navbar</text:p>
      <text:p text:style-name="P52"/>
      <text:p text:style-name="P52">&lt;ul&gt;</text:p>
      <text:p text:style-name="P52"><text:tab/>&lt;li&gt;&lt;a href=  « {{.URL}} »&gt;{{.Title}}&lt;/a&gt;&lt;/li&gt;</text:p>
      <text:p text:style-name="P52">&lt;/ul&gt;</text:p>
      <text:p text:style-name="P52"/>
      <text:p text:style-name="P11"><text:soft-page-break/></text:p>
      <text:p text:style-name="P11"/>
      <text:p text:style-name="P11">X-Single Page Template</text:p>
      <text:p text:style-name="P11"/>
      <text:p text:style-name="P31">in themes/themename/layouts/default/single.html</text:p>
      <text:p text:style-name="P31"/>
      <text:p text:style-name="P31">regarder tuto 13 pour html</text:p>
      <text:p text:style-name="P31"/>
      <text:p text:style-name="P12">XI- Home Page Template</text:p>
      <text:p text:style-name="P31"/>
      <text:p text:style-name="P31">make an index.html file in the ROOT layouts to get the homepage template</text:p>
      <text:p text:style-name="P32"/>
      <text:p text:style-name="P32">if no index.html file then it will use by default the list template of the theme.</text:p>
      <text:p text:style-name="P32"/>
      <text:p text:style-name="P13">XII- Section Template</text:p>
      <text:p text:style-name="P13"/>
      <text:p text:style-name="P33">Same as archetypes</text:p>
      <text:p text:style-name="P33">create a directory with same name as content directory and put single or list.html in it</text:p>
      <text:p text:style-name="P33"/>
      <text:p text:style-name="P14">XIII-Blocks</text:p>
      <text:p text:style-name="P14"/>
      <text:p text:style-name="P34">baseof.html <text:span text:style-name="T6">is the high level template</text:span></text:p>
      <text:p text:style-name="P34"/>
      <text:p text:style-name="P35">#in body of baseof.html</text:p>
      <text:p text:style-name="P35"/>
      <text:p text:style-name="P35">Top of baseof</text:p>
      <text:p text:style-name="P35">&lt;hr&gt;</text:p>
      <text:p text:style-name="P35">{{ block « main » . }}</text:p>
      <text:p text:style-name="P35"/>
      <text:p text:style-name="P35">{{end}}</text:p>
      <text:p text:style-name="P36">&lt;br&gt;</text:p>
      <text:p text:style-name="P35">{{ <text:span text:style-name="T7">block « footer » . }}</text:span></text:p>
      <text:p text:style-name="P35"><text:tab/><text:span text:style-name="T7">This is the default baseof Footer</text:span></text:p>
      <text:p text:style-name="P36">{{end}}</text:p>
      <text:p text:style-name="P36"/>
      <text:p text:style-name="P35">&lt;hr&gt;</text:p>
      <text:p text:style-name="P35">Bottom of baseof</text:p>
      <text:p text:style-name="P35"/>
      <text:p text:style-name="P35">#top of single.html</text:p>
      <text:p text:style-name="P35"/>
      <text:p text:style-name="P35">{{define « main » }}</text:p>
      <text:p text:style-name="P35"><text:tab/>This is the single template</text:p>
      <text:p text:style-name="P35">{{ end }}</text:p>
      <text:p text:style-name="P34"/>
      <text:p text:style-name="P35">#top of list.html</text:p>
      <text:p text:style-name="P35"/>
      <text:p text:style-name="P35">{{define « main » }}</text:p>
      <text:p text:style-name="P35"><text:tab/>This is the list template</text:p>
      <text:p text:style-name="P35">{{ end }}</text:p>
      <text:p text:style-name="P35"/>
      <text:p text:style-name="P35"/>
      <text:p text:style-name="P35"/>
      <text:p text:style-name="P35"><text:soft-page-break/></text:p>
      <text:p text:style-name="P35"/>
      <text:p text:style-name="P15">XIV- Variables</text:p>
      <text:p text:style-name="P36"/>
      <text:p text:style-name="P37">{{ .Title }} <text:span text:style-name="T8">displays title</text:span></text:p>
      <text:p text:style-name="P38">{{ .Date }}displays date</text:p>
      <text:p text:style-name="P38">{{ .URL }} displays URL</text:p>
      <text:p text:style-name="P38"/>
      <text:p text:style-name="P38">Front-Matter Variable</text:p>
      <text:p text:style-name="P38"/>
      <text:p text:style-name="P38">#custome variable</text:p>
      <text:p text:style-name="P38">myVar : « MyValue »</text:p>
      <text:p text:style-name="P37"/>
      <text:p text:style-name="P38">#access the <text:span text:style-name="T9">front matter </text:span>custom variable</text:p>
      <text:p text:style-name="P38">{{ .Params.myVar }}</text:p>
      <text:p text:style-name="P38"/>
      <text:p text:style-name="P39">#create variable not in front matter but in the body of list or single</text:p>
      <text:p text:style-name="P39">{{ $myVarName:= « string »}}</text:p>
      <text:p text:style-name="P39"/>
      <text:p text:style-name="P39">#access variable in html element</text:p>
      <text:p text:style-name="P39">{{ $myVarName }}</text:p>
      <text:p text:style-name="P39"/>
      <text:p text:style-name="P39">#Put a variable color in front matter of templates</text:p>
      <text:p text:style-name="P39">color : « green »</text:p>
      <text:p text:style-name="P39"/>
      <text:p text:style-name="P39">#Using the color variable</text:p>
      <text:p text:style-name="P39"/>
      <text:p text:style-name="P39">&lt;h1 style=  « color : {{ .Params.color }}; »&gt;Single Template&lt;/h1&gt;</text:p>
      <text:p text:style-name="P39"/>
      <text:p text:style-name="P16">XV- Functions</text:p>
      <text:p text:style-name="P16"/>
      <text:p text:style-name="P39">can be used only in layouts folder</text:p>
      <text:p text:style-name="P39"/>
      <text:p text:style-name="P39">{{ funcName param1 param2 }}</text:p>
      <text:p text:style-name="P39"/>
      <text:p text:style-name="P39">{{ truncate 10 « This is a really long string »}}</text:p>
      <text:p text:style-name="P39"/>
      <text:p text:style-name="P39">{{ add 1 5 }} </text:p>
      <text:p text:style-name="P39"/>
      <text:p text:style-name="P39">{{ singularize dogs }} output =&gt; dog</text:p>
      <text:p text:style-name="P39"/>
      <text:p text:style-name="P39">{{ range .Pages }} All the pages in the current section</text:p>
      <text:p text:style-name="P39"><text:tab/>{{.Title}} &lt;br&gt;</text:p>
      <text:p text:style-name="P39"/>
      <text:p text:style-name="P39">{{ end }}</text:p>
      <text:p text:style-name="P39"/>
      <text:p text:style-name="P17">XVI – If Statement</text:p>
      <text:p text:style-name="P16"/>
      <text:p text:style-name="P40">Example 1 :</text:p>
      <text:p text:style-name="P40"/>
      <text:p text:style-name="P40">{{$var1:= « dog » }}</text:p>
      <text:p text:style-name="P40">{{ $var2:= « cat » }}</text:p>
      <text:p text:style-name="P40"><text:soft-page-break/></text:p>
      <text:p text:style-name="P40"/>
      <text:p text:style-name="P40">{{ if not (eq $var1 $var2) }} #Parenthesis needed with not</text:p>
      <text:p text:style-name="P40">#eq lt le gt ge not</text:p>
      <text:p text:style-name="P40"><text:tab/>True</text:p>
      <text:p text:style-name="P40">{{ else }}</text:p>
      <text:p text:style-name="P40"><text:tab/>False</text:p>
      <text:p text:style-name="P40">{{ end }}</text:p>
      <text:p text:style-name="P40"/>
      <text:p text:style-name="P40">Example 2 :</text:p>
      <text:p text:style-name="P40"/>
      <text:p text:style-name="P40">{{ $var1:= 1 }}</text:p>
      <text:p text:style-name="P40">{{ $var2:= 2 }}</text:p>
      <text:p text:style-name="P40">{{ $var3:= 3 }}</text:p>
      <text:p text:style-name="P40"/>
      <text:p text:style-name="P40">{{ if and (lt $var1 $var2) (lt $var1 var3 }}</text:p>
      <text:p text:style-name="P40"><text:tab/>True</text:p>
      <text:p text:style-name="P40">{{ else }}</text:p>
      <text:p text:style-name="P40"><text:tab/>False</text:p>
      <text:p text:style-name="P40">{{ end }}</text:p>
      <text:p text:style-name="P40"/>
      <text:p text:style-name="P40">#Also {{else if condition }}</text:p>
      <text:p text:style-name="P40"/>
      <text:p text:style-name="P40">Example 3 :</text:p>
      <text:p text:style-name="P40"/>
      <text:p text:style-name="P40">{{ $title:= .Title }}</text:p>
      <text:p text:style-name="P40">{{ range .Site.Pages }}</text:p>
      <text:p text:style-name="P40"><text:tab/>&lt;li&gt;&lt;a href=  « {{.URL}} » <text:span text:style-name="T10">style=  « {{if eq .Title $title}}background-color : yellow ;{{end}}</text:span> »&gt;{{ .<text:span text:style-name="T10">Title}}&lt;/a&gt;&lt;/li&gt;</text:span></text:p>
      <text:p text:style-name="P41">{{end}} </text:p>
      <text:p text:style-name="P41"/>
      <text:p text:style-name="P18">XVII – Data files</text:p>
      <text:p text:style-name="P18"/>
      <text:p text:style-name="P41">data folder puts all the data used for the website</text:p>
      <text:p text:style-name="P41"/>
      <text:p text:style-name="P41">json yaml toml</text:p>
      <text:p text:style-name="P41"/>
      <text:p text:style-name="P41">#Access data</text:p>
      <text:p text:style-name="P41"/>
      <text:p text:style-name="P41">{{ range .Site.Data.states }}</text:p>
      <text:p text:style-name="P41">{{ .name}} &lt;br&gt;</text:p>
      <text:p text:style-name="P41">{{ end}}</text:p>
      <text:p text:style-name="P41"/>
      <text:p text:style-name="P18">XVIII-Partial Templates</text:p>
      <text:p text:style-name="P18"/>
      <text:p text:style-name="P42">partial templates=&gt;list or single template=&gt;baseof template</text:p>
      <text:p text:style-name="P42"/>
      <text:p text:style-name="P42">Example :</text:p>
      <text:p text:style-name="P42"/>
      <text:p text:style-name="P42">{{partial « header » . }} #The . Means global scope</text:p>
      <text:p text:style-name="P42">will display the variables in the front matter</text:p>
      <text:p text:style-name="P42"/>
      <text:p text:style-name="P42"><text:soft-page-break/>But</text:p>
      <text:p text:style-name="P42"/>
      <text:p text:style-name="P42">{{ partial « header » (dict « myTitle » « my custom title » « myDate » « my custom date »)}}</text:p>
      <text:p text:style-name="P42">will display my custom title and my custom date</text:p>
      <text:p text:style-name="P42"/>
      <text:p text:style-name="P42"/>
      <text:p text:style-name="P19">XIX- Shortcode template</text:p>
      <text:p text:style-name="P19"/>
      <text:p text:style-name="P42">is like partial template but can only be used in content files</text:p>
      <text:p text:style-name="P42"/>
      <text:p text:style-name="P42">create a shortcodes folder in layouts</text:p>
      <text:p text:style-name="P42">create a file myshortcode.html</text:p>
      <text:p text:style-name="P42"/>
      <text:p text:style-name="P43">Example 1 : #in myshortcode.html</text:p>
      <text:p text:style-name="P43"/>
      <text:p text:style-name="P42">This is the shortcode <text:span text:style-name="T11">text</text:span></text:p>
      <text:p text:style-name="P42"/>
      <text:p text:style-name="P43">#in a post</text:p>
      <text:p text:style-name="P43"/>
      <text:p text:style-name="P43">{{ <text:s/>&lt;myshortcode&gt; }}</text:p>
      <text:p text:style-name="P43">displays This is the shortcode text</text:p>
      <text:p text:style-name="P43"/>
      <text:p text:style-name="P43">Example 2  using shortcode with argument</text:p>
      <text:p text:style-name="P43"/>
      <text:p text:style-name="P43">#in the myshortcode.html</text:p>
      <text:p text:style-name="P43">&lt;p style= « color:{{.Get ‘color’}} » &gt; This is the framework text&lt;/p&gt;</text:p>
      <text:p text:style-name="P43"/>
      <text:p text:style-name="P43">#in a post</text:p>
      <text:p text:style-name="P43">{{&lt;myshortcode color=  « blue »&gt;}}</text:p>
      <text:p text:style-name="P43">displays This is the framework text in blue</text:p>
      <text:p text:style-name="P43"/>
      <text:p text:style-name="P43">Example 3 : using positionning variable </text:p>
      <text:p text:style-name="P43"/>
      <text:p text:style-name="P43">#in the myshortcode.html, 0 based code like python</text:p>
      <text:p text:style-name="P43">&lt;p style= « color:{{.Get 0}} » &gt; This is the framework text&lt;/p&gt;</text:p>
      <text:p text:style-name="P43"/>
      <text:p text:style-name="P43">#in a post</text:p>
      <text:p text:style-name="P43">{{&lt;myshortcode blue&gt;}}</text:p>
      <text:p text:style-name="P43">displays This is the framework text in blue by getting the first value</text:p>
      <text:p text:style-name="P43"/>
      <text:p text:style-name="P45">Example 4 : encapsulate shortcode for some text</text:p>
      <text:p text:style-name="P45"/>
      <text:p text:style-name="P45">#in the myshortcode.html</text:p>
      <text:p text:style-name="P45">&lt;p style=  « background-color:yellow ; »&gt;{{ .Inner}}&lt;/p&gt;</text:p>
      <text:p text:style-name="P45"/>
      <text:p text:style-name="P45">#in the post</text:p>
      <text:p text:style-name="P44">{{ <text:s/>&lt;myshortcode&gt; }}</text:p>
      <text:p text:style-name="P45">This is the text inside the shortcode tags</text:p>
      <text:p text:style-name="P44">{{ <text:s/>&lt;/myshortcode&gt; }</text:p>
      <text:p text:style-name="P44"/>
      <text:p text:style-name="P44"/>
      <text:p text:style-name="P44"/>
      <text:p text:style-name="P44"><text:soft-page-break/></text:p>
      <text:p text:style-name="P44"/>
      <text:p text:style-name="P20">XX-Building your Site</text:p>
      <text:p text:style-name="P20"/>
      <text:p text:style-name="P46">#building the site just write </text:p>
      <text:p text:style-name="P46"/>
      <text:p text:style-name="P46">hugo</text:p>
      <text:p text:style-name="P46"/>
      <text:p text:style-name="P46"><text:s/>then a public folder is created containing the full website than has to be uploaded to the root server</text:p>
      <text:p text:style-name="P46"/>
      <text:p text:style-name="P46"/>
      <text:p text:style-name="P46"/>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9:13:57.328000000</meta:creation-date>
    <dc:date>2019-09-18T10:00:10.344000000</dc:date>
    <meta:editing-duration>PT1H29M7S</meta:editing-duration>
    <meta:editing-cycles>4</meta:editing-cycles>
    <meta:generator>LibreOffice/6.1.3.2$Windows_X86_64 LibreOffice_project/86daf60bf00efa86ad547e59e09d6bb77c699acb</meta:generator>
    <meta:document-statistic meta:table-count="0" meta:image-count="0" meta:object-count="0" meta:page-count="8" meta:paragraph-count="218" meta:word-count="1245" meta:character-count="6892" meta:non-whitespace-character-count="5826"/>
  </office:meta>
</office:document-meta>
</file>